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text-underline-style="none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none"/>
    </style:style>
    <style:style style:name="T6" style:family="text">
      <style:text-properties style:text-line-through-style="solid"/>
    </style:style>
    <style:style style:name="T7" style:family="text">
      <style:text-properties style:text-line-through-style="solid" style:font-name="Times New Roman"/>
    </style:style>
    <style:style style:name="T8" style:family="text">
      <style:text-properties style:text-line-through-style="solid" style:font-name="Times New Roman" fo:text-shadow="none"/>
    </style:style>
    <style:style style:name="T9" style:family="text">
      <style:text-properties style:text-line-through-style="solid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4_1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7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Samuel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4">Some remarks suggested/ by Haftorah Vayer<text:span text:style-name="T1">á</text:span><text:span text:style-name="T3">/ [Hebrew]/</text:span></text:p>
      <text:p text:style-name="P5"/>
      <text:p text:style-name="P5">[Page 1]</text:p>
      <text:p text:style-name="P4"><text:span text:style-name="T3">The first verse and the last of this day's Haftorah, call to/ mind a period of Jewish history which ought to revive. <text:s/>I/ mean that epoch in our annals, when a great reformer effected/ a change radical and </text:span><text:span text:style-name="T7">inestimable</text:span><text:span text:style-name="T3"> most important. <text:s/>Rise Samuel, and tell/ thy people again that obedience to duty is better than sacrifices!/ <text:s/>Samuel the inflexible judge, Samuel who loved the tribes, but/ </text:span><text:span text:style-name="T7">was</text:span><text:span text:style-name="T3"> unyeildingly[sic!] opposed </text:span><text:span text:style-name="T7">to</text:span><text:span text:style-name="T3"> their corrupt or weak </text:span><text:span text:style-name="T8">minded</text:span><text:span text:style-name="T3">/ rulers, Samuel would, if he were in our midst, reproach/ our ignorance and our heedlessness; that lack of knowledge/ which blights the growth of piety, that indifference which/ fosters infidelity. <text:s/>In his days, the altar reeked with the/ blood of burnt-offerings: God's </text:span><text:span text:style-name="T7">anger</text:span><text:span text:style-name="T3"> favor was not </text:span><text:span text:style-name="T7">appeased</text:span><text:span text:style-name="T3"> propitiated./ <text:s/>Men and women assembled around it in crowds: the Deity was/ not honored. <text:s/>Why? <text:s/>Because the </text:span><text:span text:style-name="T7">ministering</text:span><text:span text:style-name="T3"> officiating priests were/ cormorants, intent solely upon gain; because the worshippers[sic!]/ brought fat rams to the </text:span><text:span text:style-name="T7">Temple</text:span><text:span text:style-name="T3"> sanctuary, but not their hearts. </text:span><text:span text:style-name="T7">into the temple</text:span><text:span text:style-name="T3">/ Unhappy Eli! <text:s/>He feared sin, but more than it he dreaded/ his children's public exposure, and their dispossession of/ sacerdotal perquisites. <text:s/>And the deluded Hebrews! <text:s/>They/ held in the right hand a gift for the </text:span><text:span text:style-name="T7">sanctuary</text:span><text:span text:style-name="T3"> holy Tabernacle; with their/</text:span></text:p>
      <text:p text:style-name="P5"/>
      <text:p text:style-name="P5">[Page 2]</text:p>
      <text:p text:style-name="P4"><text:span text:style-name="T3">left they pressed idols to their bosoms. <text:s/>At that juncture the son/ of Hannah, the poetess and ardent </text:span><text:soft-page-break/><text:span text:style-name="T3">believer, arose. <text:s/>In him/ sparkled the glowing fire of her soul, the brilliant gems of/ her intellect. <text:s/>That </text:span><text:span text:style-name="T7">noble</text:span><text:span text:style-name="T3"> illustrious descendant and follower of Moses/ the Levite, plucked up weeds, but he planted roses. <text:s/>He/ destroyed ministerial pretensions, but constructed a service/ truly Divine. <text:s/>To him tradition attributes the establishing of/ a worship, in which daily oblations were presented at the/ sound of voices harmonising[sic!] with sacred instruments. <text:s/>But the/ sagacious republican understood well that </text:span><text:span text:style-name="T7">outward</text:span><text:span text:style-name="T3"> external devotions/ &amp; </text:span><text:span text:style-name="T7">void destitute of knowledge</text:span><text:span text:style-name="T3"> are leaves without the stem, when the/ </text:span><text:span text:style-name="T7">mind</text:span><text:span text:style-name="T3"> worshipper[sic!] is destitute of knowledge. <text:s/>And he opened </text:span><text:span text:style-name="T7">the</text:span><text:span text:style-name="T3"> a field </text:span><text:span text:style-name="T7">of</text:span><text:span text:style-name="T3"> produ-/</text:span><text:span text:style-name="T7"> righteousness</text:span><text:span text:style-name="T3"> -cing choice and deeply rooted plants; such as in whose possession a nation may/ justly glory. <text:s/>He opened a school of learning. <text:s/>This was not,/ as vulgarly considered a resort exclusively for men of an/ ascetic disposition, where they lived apart from the outward/ world, and </text:span><text:span text:style-name="T7">studied</text:span><text:span text:style-name="T3"> cultivated hidden sciences. <text:s/>It was an academy,/ in which poetry and music moulded the feelings; the/ study of nature, history and jurisprudence disciplined the/ mind. <text:s/>Its attendants were called "prophets," in the/ sense that Abraham, the first preacher of truth, and/ Miriam the first songstress to a redeeming God, were styled./</text:span></text:p>
      <text:p text:style-name="P5"/>
      <text:p text:style-name="P5">[Page 3]</text:p>
      <text:p text:style-name="P4"><text:span text:style-name="T3">Samuel presided and taught. <text:s/>On him a twofold position/ of heavenly spirit had rested. <text:s/>A Seer, peering with a/ broad look into foreshadowed events, and impassioned/ orator carrying conviction, he </text:span><text:span text:style-name="T7">ca</text:span><text:span text:style-name="T3"> challenged the admiration and affection of/ his disciples. <text:s/>And these became in turn the enthusiastic messengers of/ his patriotic will. <text:s/>Riches they spurned, to political/ preferments they did not aspire. <text:s/>Like their master, one thought/ nerved them to the arduous task; to rescue their coreligionists/ from brutalising[sic!] heathenism, and inspire them, through/ knowledge, with love for their laws and institutions. <text:s/>Our/ Haftorah introduces us into the humble dwelling of the widow of/ one </text:span><text:span text:style-name="T7">of Samuel's disciples</text:span><text:span text:style-name="T3"> raised in the stern school of Samuel. <text:s/>The man's legacy to his/ wife was poverty, and the support of two children. <text:s/>He/ may have striven, during his life-time to promote virtue. <text:s/>She/ who knew him most intimately declared that he </text:span><text:span text:style-name="T4">did</text:span><text:span text:style-name="T5"> fear/ the Lord. <text:s/>But now that his lips were sealed in </text:span><text:span text:style-name="T9">the grave</text:span><text:span text:style-name="T5"> death/ people forgot the merits of the apostle of truth. <text:s/>Heartless creditors increased the/ burden of affliction weighing down his [?], by demanding/ her son's servitude in payment of a debt. <text:s/>In her dis-/-tress she cried to a personage, who would not turn away listlessly./</text:span></text:p>
      <text:p text:style-name="P6"/>
      <text:p text:style-name="P4"><text:span text:style-name="T5">[Page 4]<text:line-break/><text:tab/>Elisha represented at that time the class of individuals of/ whom I have spoken. <text:s/>More than in any other we discover in him/ a close intercourse with the disciples of the prophets </text:span><text:span text:style-name="T9">whom</text:span><text:span text:style-name="T5"> designated in the/ Bible </text:span><text:span text:style-name="T9">terms</text:span><text:span text:style-name="T5"> by the name of "Ben</text:span><text:span text:style-name="T2">é</text:span><text:span text:style-name="T5"> Launebeem;" and more than of any other has/ the history of his life been handed down under the veil of the/ miraculous. <text:s/></text:span><text:span text:style-name="T9">Fondly attached</text:span><text:span text:style-name="T5"> The mantle of Elijah/ falling upon his shoulders, appeared to have uplifted him above/ the terrestrials. <text:s/>His </text:span><text:span text:style-name="T9">appear</text:span><text:span text:style-name="T5"> looks spread reverential awe; yet,/ he moved with a gentle spirit among the tribes, and identified/ himself with their interests and their wants. <text:s/>Austere to-/-wards the wicked, he nevertheless embraced in his humanity, the gentile/ as well as his brother the Hebrew. <text:s/>Singularly attached </text:span><text:span text:style-name="T9">he</text:span><text:span text:style-name="T5">/ was the all-souled religious chief to those, who worked with him in the national cause,/ and the lament of the widow of a </text:span><text:span text:style-name="T9">deceased</text:span><text:span text:style-name="T5"> colaborer, struck/ </text:span><text:span text:style-name="T9">on his breast</text:span><text:span text:style-name="T5"> a sympathetic chord. <text:s/>"What shall I do for/ thee?" full, of [?] he inquired at her wailings.......You/ know my hearers! how by a celestial interposition he became the means/ of delivering her from destitution, and her dearest from the rigour/ of bondage. <text:s/>For by drawing your attention to the first verse/ of our Haftorah, I did not purpose repeating what each of you </text:span><text:span text:style-name="T9">all</text:span><text:span text:style-name="T5">/ can read, but to explain incidents in our annals, which are/ fraught with lessons, we should take to heart./</text:span></text:p>
      <text:p text:style-name="P6"/>
      <text:p text:style-name="P6">[Page 5]</text:p>
      <text:p text:style-name="P4"><text:span text:style-name="T5">If I have shown that </text:span><text:span text:style-name="T9">by knowledge,</text:span><text:span text:style-name="T5"> Samuel and his successors/ endeavored </text:span><text:span text:style-name="T9">thu</text:span><text:span text:style-name="T5"> by knowledge to elevate the standing of our people, how discre-/-ditable </text:span><text:span text:style-name="T9">must be</text:span><text:span text:style-name="T5"> would they have considered the conduct of such Jews who are envelopped[sic!]/ in a thick cloud in ignorance, and care not that it </text:span><text:soft-page-break/><text:span text:style-name="T5">should scatter/ away! <text:s/>The </text:span><text:span text:style-name="T9">great</text:span><text:span text:style-name="T5"> universal cry is for reform, but that which a mighty/ reformer introduced, </text:span><text:span text:style-name="T9">they</text:span><text:span text:style-name="T5"> Israelites reject. <text:s/></text:span><text:span text:style-name="T9">[?]</text:span><text:span text:style-name="T5"> Shame upon us: For it is just from this </text:span><text:span text:style-name="T9">motive</text:span><text:span text:style-name="T5"> cause/ that have sprung the unscrupulous changes </text:span><text:span text:style-name="T9">that</text:span><text:span text:style-name="T5"> which made Judaism/ in America a patch-work. <text:s/></text:span><text:span text:style-name="T9">We are</text:span><text:span text:style-name="T5"> Incapable of judging/ for ourselves, we let others do our thinking. <text:s/>We are literally/ a flock of sheep under the shepherd's crook. <text:s/>Men like the sons of Eli,/ pretending to lead us to a rich pasture ground, may </text:span><text:span text:style-name="T9">cause</text:span><text:span text:style-name="T5"> ingood us on/ to tread under foot precious plants in the garden of the Lord./ <text:s/>We know it not. <text:s/>But worse than the sin of </text:span><text:span text:style-name="T9">ignororf</text:span><text:span text:style-name="T5"> wilful[sic!]/ ignorance is that of wilful[sic!] indifference, a shrugging of the/ shoulders at our dearest interests, a belief that religion is an/ empty name, learning a useless acquisition, money is all./ <text:s/>Can such pertinacity be corrected? <text:s/>Not while the place/ in which it might be softened, is shunned. <text:s/>I feel convinced/ that, in many instances, calm reasoning emanating from the pulpit may convert hearts/ which seem callous. <text:s/>I shall never prostitute my calling by/ saying that provided you attend </text:span><text:span text:style-name="T4">this</text:span><text:span text:style-name="T5"> Synagogue, and listen/ to </text:span><text:span text:style-name="T4">my</text:span><text:span text:style-name="T5"> speaking, you may spend the balance of the Sabbath-/</text:span></text:p>
      <text:p text:style-name="P6"/>
      <text:p text:style-name="P6">[Page 6]</text:p>
      <text:p text:style-name="P4"><text:span text:style-name="T5">day in the counting-house or in the shop. <text:s/>But this I will/ say, without </text:span><text:span text:style-name="T9">without</text:span><text:span text:style-name="T5"> a particle of self conceit, or egotism,/ that if you, who nominally constitute a conservative </text:span><text:span text:style-name="T9">congregation</text:span><text:span text:style-name="T5"> body of Hebrews, </text:span><text:span text:style-name="T9">took</text:span><text:span text:style-name="T5">/ heeded </text:span><text:span text:style-name="T9">of</text:span><text:span text:style-name="T5"> the direction of Samuel, as told in the last verse of/ our Haftorah, we might not have occasion to complain of </text:span><text:span text:style-name="T9">a</text:span><text:span text:style-name="T5">/ prevailing ignorance or chilling apathy in our immedaite congregation. <text:s/>When the Shunam-/mite requested her husband to let her go as far as the pro-/-phet's house, he spoke so. <text:s/>"Wherefore art thou going to him to/ day? <text:s/>It is neither new moon, nor Sabbath." <text:s/>Mark the effect/ of a wise reform! <text:s/></text:span><text:span text:style-name="T9">Sabbath and festivals</text:span><text:span text:style-name="T5"> The days of the Lord had been sanctified/ to the noblest purpose. <text:s/>To public instruction. <text:s/>Men and women/ were then to listen</text:span><text:span text:style-name="T9">ed then</text:span><text:span text:style-name="T5"> to the </text:span><text:span text:style-name="T9">instr</text:span><text:span text:style-name="T5"> imparting of religion. <text:s/></text:span><text:span text:style-name="T9">It is</text:span><text:span text:style-name="T5"> So </text:span><text:span text:style-name="T9">that</text:span><text:span text:style-name="T5"> did/ the immortal son of Hannah sharpen</text:span><text:span text:style-name="T9">ed</text:span><text:span text:style-name="T5"> the weapon with/ which to slay the hydra of apostacy. <text:s/>What is the duty,/ he would now demand of you O Jews of this century &amp; of this land to perform? <text:s/>To come and draw/ along </text:span><text:span text:style-name="T9">after you with</text:span><text:span text:style-name="T5"> by example, a crowd to the remaining spot where the word/ of God is rehearsed and expounded. <text:s/>In the absence of that/ academy of learning he instituted, he would that the pious/ be confirmed in their belief, the waverers be argued with, and/ the reckless be gently re[?] again</text:span><text:span text:style-name="T9">st</text:span><text:span text:style-name="T5"> at the only place of public/</text:span></text:p>
      <text:p text:style-name="P6"/>
      <text:p text:style-name="P6">[Page 7]</text:p>
      <text:p text:style-name="P6">assemblage: this minor sanctuary. <text:s/>Believe experience,/ my Brethren! if you will discredit my assertion. <text:s/>The longer/ will parents keep aloof from this dwelling of prayer and preaching,/ the greater will be the estrangement of their families from/ the fold, &amp; the surer will be the disaffection of their posterity./ <text:s/>To represent this evil, which I--being no prophet can [?] predict,/ to rekindle in Jewish breasts a sense of religious obligations I/ have alluded to a lesson derived form the section read this day./ <text:s/>We owe it to the great and good men, who endeavoured to uphold/ our faith by knowledge, we owe it to our national character ,we/ owe it to our immortal souls to gain an insight into the/ history, tenets, and traditional rules of Judaism. <text:s/>And here an/ effort is made to <text:span text:style-name="T6">force us</text:span> give it to all attendants. <text:s/>Should you/ henceforth feel incited to honor God by an early and constant/ attendance at His hallowed courts, I shall rejoice. <text:s/>Should/ you determine otherwise, I shall, at all events, have rolled/ away from me the reproach of inertness or unfaithfulness in promo-/-ting your interest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10T14:40:16.04</meta:creation-date>
    <dc:date>2012-04-11T11:34:53.24</dc:date>
    <dc:creator>Penn Libraries</dc:creator>
    <meta:editing-duration>PT00H44M35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4" meta:paragraph-count="75" meta:word-count="1744" meta:character-count="10817"/>
  </office:meta>
</office:document-meta>
</file>